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模組列表" style:family="table">
      <style:table-properties style:width="17cm" table:align="margins"/>
    </style:style>
    <style:style style:name="模組列表.A" style:family="table-column">
      <style:table-column-properties style:column-width="3.401cm" style:rel-column-width="13107*"/>
    </style:style>
    <style:style style:name="模組列表.A1" style:family="table-cell">
      <style:table-cell-properties fo:padding="0.097cm" fo:border="0.002cm solid #000000"/>
    </style:style>
    <style:style style:name="模組列表.A2" style:family="table-cell">
      <style:table-cell-properties fo:padding="0.097cm" fo:border-left="0.002cm solid #000000" fo:border-right="none" fo:border-top="none" fo:border-bottom="0.002cm solid #000000"/>
    </style:style>
    <style:style style:name="模組列表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T1" style:family="text">
      <style:text-properties style:language-asian="zh" style:country-asian="T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集智作業系統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able:table table:name="模組列表" table:style-name="模組列表">
        <table:table-column table:style-name="模組列表.A" table:number-columns-repeated="5"/>
        <table:table-row>
          <table:table-cell table:style-name="模組列表.A1" table:number-columns-spanned="5" office:value-type="string">
            <text:h text:style-name="P2" text:outline-level="3">模組列表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模組列表.A2" office:value-type="string">
            <text:p text:style-name="Table_20_Contents">AudioIO</text:p>
          </table:table-cell>
          <table:table-cell table:style-name="模組列表.A2" office:value-type="string">
            <text:p text:style-name="Table_20_Contents">Biology</text:p>
          </table:table-cell>
          <table:table-cell table:style-name="模組列表.A2" office:value-type="string">
            <text:p text:style-name="Table_20_Contents">Business</text:p>
          </table:table-cell>
          <table:table-cell table:style-name="模組列表.A2" office:value-type="string">
            <text:p text:style-name="Table_20_Contents">Chemistry</text:p>
          </table:table-cell>
          <table:table-cell table:style-name="模組列表.E2" office:value-type="string">
            <text:p text:style-name="Table_20_Contents">DataWidgets</text:p>
          </table:table-cell>
        </table:table-row>
        <table:table-row>
          <table:table-cell table:style-name="模組列表.A2" office:value-type="string">
            <text:p text:style-name="Table_20_Contents">Domination</text:p>
          </table:table-cell>
          <table:table-cell table:style-name="模組列表.A2" office:value-type="string">
            <text:p text:style-name="Table_20_Contents">Essentials</text:p>
          </table:table-cell>
          <table:table-cell table:style-name="模組列表.A2" office:value-type="string">
            <text:p text:style-name="Table_20_Contents">Exciton</text:p>
          </table:table-cell>
          <table:table-cell table:style-name="模組列表.A2" office:value-type="string">
            <text:p text:style-name="Table_20_Contents">Marketing</text:p>
          </table:table-cell>
          <table:table-cell table:style-name="模組列表.E2" office:value-type="string">
            <text:p text:style-name="Table_20_Contents">Mathematics</text:p>
          </table:table-cell>
        </table:table-row>
        <table:table-row>
          <table:table-cell table:style-name="模組列表.A2" office:value-type="string">
            <text:p text:style-name="Table_20_Contents">MathWidgets</text:p>
          </table:table-cell>
          <table:table-cell table:style-name="模組列表.A2" office:value-type="string">
            <text:p text:style-name="Table_20_Contents">NetProtocols</text:p>
          </table:table-cell>
          <table:table-cell table:style-name="模組列表.A2" office:value-type="string">
            <text:p text:style-name="Table_20_Contents">NetWidgets</text:p>
          </table:table-cell>
          <table:table-cell table:style-name="模組列表.A2" office:value-type="string">
            <text:p text:style-name="Table_20_Contents">Physics</text:p>
          </table:table-cell>
          <table:table-cell table:style-name="模組列表.E2" office:value-type="string">
            <text:p text:style-name="Table_20_Contents">QScintilla2</text:p>
          </table:table-cell>
        </table:table-row>
        <table:table-row>
          <table:table-cell table:style-name="模組列表.A2" office:value-type="string">
            <text:p text:style-name="Table_20_Contents">Qt7z</text:p>
          </table:table-cell>
          <table:table-cell table:style-name="模組列表.A2" office:value-type="string">
            <text:p text:style-name="Table_20_Contents">QtAALib</text:p>
          </table:table-cell>
          <table:table-cell table:style-name="模組列表.A2" office:value-type="string">
            <text:p text:style-name="Table_20_Contents">QtAIV</text:p>
          </table:table-cell>
          <table:table-cell table:style-name="模組列表.A2" office:value-type="string">
            <text:p text:style-name="Table_20_Contents">QtAlgebra</text:p>
          </table:table-cell>
          <table:table-cell table:style-name="模組列表.E2" office:value-type="string">
            <text:p text:style-name="Table_20_Contents">QtAnalog</text:p>
          </table:table-cell>
        </table:table-row>
        <table:table-row>
          <table:table-cell table:style-name="模組列表.A2" office:value-type="string">
            <text:p text:style-name="Table_20_Contents">QtANN</text:p>
          </table:table-cell>
          <table:table-cell table:style-name="模組列表.A2" office:value-type="string">
            <text:p text:style-name="Table_20_Contents">QtAudio</text:p>
          </table:table-cell>
          <table:table-cell table:style-name="模組列表.A2" office:value-type="string">
            <text:p text:style-name="Table_20_Contents">QtAutomation</text:p>
          </table:table-cell>
          <table:table-cell table:style-name="模組列表.A2" office:value-type="string">
            <text:p text:style-name="Table_20_Contents">QtAutonomy</text:p>
          </table:table-cell>
          <table:table-cell table:style-name="模組列表.E2" office:value-type="string">
            <text:p text:style-name="Table_20_Contents">QtAV</text:p>
          </table:table-cell>
        </table:table-row>
        <table:table-row>
          <table:table-cell table:style-name="模組列表.A2" office:value-type="string">
            <text:p text:style-name="Table_20_Contents">QtBZip2</text:p>
          </table:table-cell>
          <table:table-cell table:style-name="模組列表.A2" office:value-type="string">
            <text:p text:style-name="Table_20_Contents">QtCalendar</text:p>
          </table:table-cell>
          <table:table-cell table:style-name="模組列表.A2" office:value-type="string">
            <text:p text:style-name="Table_20_Contents">QtCLF</text:p>
          </table:table-cell>
          <table:table-cell table:style-name="模組列表.A2" office:value-type="string">
            <text:p text:style-name="Table_20_Contents">QtComponents</text:p>
          </table:table-cell>
          <table:table-cell table:style-name="模組列表.E2" office:value-type="string">
            <text:p text:style-name="Table_20_Contents">QtCryptography</text:p>
          </table:table-cell>
        </table:table-row>
        <table:table-row>
          <table:table-cell table:style-name="模組列表.A2" office:value-type="string">
            <text:p text:style-name="Table_20_Contents">QtCUDA</text:p>
          </table:table-cell>
          <table:table-cell table:style-name="模組列表.A2" office:value-type="string">
            <text:p text:style-name="Table_20_Contents">QtCURL</text:p>
          </table:table-cell>
          <table:table-cell table:style-name="模組列表.A2" office:value-type="string">
            <text:p text:style-name="Table_20_Contents">QtDAI</text:p>
          </table:table-cell>
          <table:table-cell table:style-name="模組列表.A2" office:value-type="string">
            <text:p text:style-name="Table_20_Contents">QtDecision</text:p>
          </table:table-cell>
          <table:table-cell table:style-name="模組列表.E2" office:value-type="string">
            <text:p text:style-name="Table_20_Contents">QtDiscrete</text:p>
          </table:table-cell>
        </table:table-row>
        <table:table-row>
          <table:table-cell table:style-name="模組列表.A2" office:value-type="string">
            <text:p text:style-name="Table_20_Contents">QtFFmpeg</text:p>
          </table:table-cell>
          <table:table-cell table:style-name="模組列表.A2" office:value-type="string">
            <text:p text:style-name="Table_20_Contents">QtFFT</text:p>
          </table:table-cell>
          <table:table-cell table:style-name="模組列表.A2" office:value-type="string">
            <text:p text:style-name="Table_20_Contents">QtFinance</text:p>
          </table:table-cell>
          <table:table-cell table:style-name="模組列表.A2" office:value-type="string">
            <text:p text:style-name="Table_20_Contents">QtFIXAPI</text:p>
          </table:table-cell>
          <table:table-cell table:style-name="模組列表.E2" office:value-type="string">
            <text:p text:style-name="Table_20_Contents">QtFLP</text:p>
          </table:table-cell>
        </table:table-row>
        <table:table-row>
          <table:table-cell table:style-name="模組列表.A2" office:value-type="string">
            <text:p text:style-name="Table_20_Contents">QtForex</text:p>
          </table:table-cell>
          <table:table-cell table:style-name="模組列表.A2" office:value-type="string">
            <text:p text:style-name="Table_20_Contents">QtForth</text:p>
          </table:table-cell>
          <table:table-cell table:style-name="模組列表.A2" office:value-type="string">
            <text:p text:style-name="Table_20_Contents">QtFoundation</text:p>
          </table:table-cell>
          <table:table-cell table:style-name="模組列表.A2" office:value-type="string">
            <text:p text:style-name="Table_20_Contents">QtFTP</text:p>
          </table:table-cell>
          <table:table-cell table:style-name="模組列表.E2" office:value-type="string">
            <text:p text:style-name="Table_20_Contents">QtFuzzy</text:p>
          </table:table-cell>
        </table:table-row>
        <table:table-row>
          <table:table-cell table:style-name="模組列表.A2" office:value-type="string">
            <text:p text:style-name="Table_20_Contents">QtGadgets</text:p>
          </table:table-cell>
          <table:table-cell table:style-name="模組列表.A2" office:value-type="string">
            <text:p text:style-name="Table_20_Contents">QtGeography</text:p>
          </table:table-cell>
          <table:table-cell table:style-name="模組列表.A2" office:value-type="string">
            <text:p text:style-name="Table_20_Contents">QtGeometry</text:p>
          </table:table-cell>
          <table:table-cell table:style-name="模組列表.A2" office:value-type="string">
            <text:p text:style-name="Table_20_Contents">QtGIS</text:p>
          </table:table-cell>
          <table:table-cell table:style-name="模組列表.E2" office:value-type="string">
            <text:p text:style-name="Table_20_Contents">QtGMP</text:p>
          </table:table-cell>
        </table:table-row>
        <table:table-row>
          <table:table-cell table:style-name="模組列表.A2" office:value-type="string">
            <text:p text:style-name="Table_20_Contents">QtGSL</text:p>
          </table:table-cell>
          <table:table-cell table:style-name="模組列表.A2" office:value-type="string">
            <text:p text:style-name="Table_20_Contents">QtHuman</text:p>
          </table:table-cell>
          <table:table-cell table:style-name="模組列表.A2" office:value-type="string">
            <text:p text:style-name="Table_20_Contents">QtInference</text:p>
          </table:table-cell>
          <table:table-cell table:style-name="模組列表.A2" office:value-type="string">
            <text:p text:style-name="Table_20_Contents">QtJsonRPC</text:p>
          </table:table-cell>
          <table:table-cell table:style-name="模組列表.E2" office:value-type="string">
            <text:p text:style-name="Table_20_Contents">QtLinguistics</text:p>
          </table:table-cell>
        </table:table-row>
        <table:table-row>
          <table:table-cell table:style-name="模組列表.A2" office:value-type="string">
            <text:p text:style-name="Table_20_Contents">QtLISP</text:p>
          </table:table-cell>
          <table:table-cell table:style-name="模組列表.A2" office:value-type="string">
            <text:p text:style-name="Table_20_Contents">QtLZip</text:p>
          </table:table-cell>
          <table:table-cell table:style-name="模組列表.A2" office:value-type="string">
            <text:p text:style-name="Table_20_Contents">QtLzo</text:p>
          </table:table-cell>
          <table:table-cell table:style-name="模組列表.A2" office:value-type="string">
            <text:p text:style-name="Table_20_Contents">QtManagers</text:p>
          </table:table-cell>
          <table:table-cell table:style-name="模組列表.E2" office:value-type="string">
            <text:p text:style-name="Table_20_Contents">QtMatcher</text:p>
          </table:table-cell>
        </table:table-row>
        <table:table-row>
          <table:table-cell table:style-name="模組列表.A2" office:value-type="string">
            <text:p text:style-name="Table_20_Contents">QtMIME</text:p>
          </table:table-cell>
          <table:table-cell table:style-name="模組列表.A2" office:value-type="string">
            <text:p text:style-name="Table_20_Contents">QtModels</text:p>
          </table:table-cell>
          <table:table-cell table:style-name="模組列表.A2" office:value-type="string">
            <text:p text:style-name="Table_20_Contents">QtMtAPI</text:p>
          </table:table-cell>
          <table:table-cell table:style-name="模組列表.A2" office:value-type="string">
            <text:p text:style-name="Table_20_Contents">QtNLC</text:p>
          </table:table-cell>
          <table:table-cell table:style-name="模組列表.E2" office:value-type="string">
            <text:p text:style-name="Table_20_Contents">QtNLP</text:p>
          </table:table-cell>
        </table:table-row>
        <table:table-row>
          <table:table-cell table:style-name="模組列表.A2" office:value-type="string">
            <text:p text:style-name="Table_20_Contents">QtOpenCV</text:p>
          </table:table-cell>
          <table:table-cell table:style-name="模組列表.A2" office:value-type="string">
            <text:p text:style-name="Table_20_Contents">QtParallel</text:p>
          </table:table-cell>
          <table:table-cell table:style-name="模組列表.A2" office:value-type="string">
            <text:p text:style-name="Table_20_Contents">QtPCAP</text:p>
          </table:table-cell>
          <table:table-cell table:style-name="模組列表.A2" office:value-type="string">
            <text:p text:style-name="Table_20_Contents">QtPhonemes</text:p>
          </table:table-cell>
          <table:table-cell table:style-name="模組列表.E2" office:value-type="string">
            <text:p text:style-name="Table_20_Contents">QtPhotography</text:p>
          </table:table-cell>
        </table:table-row>
        <table:table-row>
          <table:table-cell table:style-name="模組列表.A2" office:value-type="string">
            <text:p text:style-name="Table_20_Contents">QtProlog</text:p>
          </table:table-cell>
          <table:table-cell table:style-name="模組列表.A2" office:value-type="string">
            <text:p text:style-name="Table_20_Contents">QtPython</text:p>
          </table:table-cell>
          <table:table-cell table:style-name="模組列表.A2" office:value-type="string">
            <text:p text:style-name="Table_20_Contents">QtRAR</text:p>
          </table:table-cell>
          <table:table-cell table:style-name="模組列表.A2" office:value-type="string">
            <text:p text:style-name="Table_20_Contents">QtRPC</text:p>
          </table:table-cell>
          <table:table-cell table:style-name="模組列表.E2" office:value-type="string">
            <text:p text:style-name="Table_20_Contents">QtSpeech</text:p>
          </table:table-cell>
        </table:table-row>
        <table:table-row>
          <table:table-cell table:style-name="模組列表.A2" office:value-type="string">
            <text:p text:style-name="Table_20_Contents">QtTAR</text:p>
          </table:table-cell>
          <table:table-cell table:style-name="模組列表.A2" office:value-type="string">
            <text:p text:style-name="Table_20_Contents">QtTasks</text:p>
          </table:table-cell>
          <table:table-cell table:style-name="模組列表.A2" office:value-type="string">
            <text:p text:style-name="Table_20_Contents">QtTorrent</text:p>
          </table:table-cell>
          <table:table-cell table:style-name="模組列表.A2" office:value-type="string">
            <text:p text:style-name="Table_20_Contents">QtUCL</text:p>
          </table:table-cell>
          <table:table-cell table:style-name="模組列表.E2" office:value-type="string">
            <text:p text:style-name="Table_20_Contents">QtUDT</text:p>
          </table:table-cell>
        </table:table-row>
        <table:table-row>
          <table:table-cell table:style-name="模組列表.A2" office:value-type="string">
            <text:p text:style-name="Table_20_Contents">QtVCF</text:p>
          </table:table-cell>
          <table:table-cell table:style-name="模組列表.A2" office:value-type="string">
            <text:p text:style-name="Table_20_Contents">QtVocal</text:p>
          </table:table-cell>
          <table:table-cell table:style-name="模組列表.A2" office:value-type="string">
            <text:p text:style-name="Table_20_Contents">QtWorld</text:p>
          </table:table-cell>
          <table:table-cell table:style-name="模組列表.A2" office:value-type="string">
            <text:p text:style-name="Table_20_Contents">QtXmlRPC</text:p>
          </table:table-cell>
          <table:table-cell table:style-name="模組列表.E2" office:value-type="string">
            <text:p text:style-name="Table_20_Contents">QtXz</text:p>
          </table:table-cell>
        </table:table-row>
        <table:table-row>
          <table:table-cell table:style-name="模組列表.A2" office:value-type="string">
            <text:p text:style-name="Table_20_Contents">QtYacc</text:p>
          </table:table-cell>
          <table:table-cell table:style-name="模組列表.A2" office:value-type="string">
            <text:p text:style-name="Table_20_Contents">QtZIP</text:p>
          </table:table-cell>
          <table:table-cell table:style-name="模組列表.A2" office:value-type="string">
            <text:p text:style-name="Table_20_Contents">QtZMQ</text:p>
          </table:table-cell>
          <table:table-cell table:style-name="模組列表.A2" office:value-type="string">
            <text:p text:style-name="Table_20_Contents">Science</text:p>
          </table:table-cell>
          <table:table-cell table:style-name="模組列表.E2" office:value-type="string">
            <text:p text:style-name="Table_20_Contents">Society</text:p>
          </table:table-cell>
        </table:table-row>
        <table:table-row>
          <table:table-cell table:style-name="模組列表.A2" office:value-type="string">
            <text:p text:style-name="Table_20_Contents">SqlAnalyzer</text:p>
          </table:table-cell>
          <table:table-cell table:style-name="模組列表.A2" office:value-type="string">
            <text:p text:style-name="Table_20_Contents">QtUtilities</text:p>
          </table:table-cell>
          <table:table-cell table:style-name="模組列表.A2" office:value-type="string">
            <text:p text:style-name="Table_20_Contents"/>
          </table:table-cell>
          <table:table-cell table:style-name="模組列表.A2" office:value-type="string">
            <text:p text:style-name="Table_20_Contents"/>
          </table:table-cell>
          <table:table-cell table:style-name="模組列表.E2" office:value-type="string">
            <text:p text:style-name="Table_20_Contents"/>
          </table:table-cell>
        </table:table-row>
      </table:table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an Lin</meta:initial-creator>
    <meta:creation-date>2015-11-17T08:55:32.44</meta:creation-date>
    <dc:date>2015-11-17T09:11:02.97</dc:date>
    <dc:creator>Brian Lin</dc:creator>
    <meta:editing-duration>PT15M24S</meta:editing-duration>
    <meta:editing-cycles>19</meta:editing-cycles>
    <meta:generator>OpenOffice/4.1.1$Win32 OpenOffice.org_project/411m6$Build-9775</meta:generator>
    <meta:document-statistic meta:table-count="1" meta:image-count="0" meta:object-count="0" meta:page-count="2" meta:paragraph-count="94" meta:word-count="102" meta:character-count="726"/>
  </office:meta>
</office:document-meta>
</file>